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38d275"/>
    </style:style>
    <style:style style:name="P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38f4d9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eba26" officeooo:paragraph-rsid="001eba26"/>
    </style:style>
    <style:style style:name="P4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25846d" officeooo:paragraph-rsid="0025846d"/>
    </style:style>
    <style:style style:name="P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fo:font-weight="bold" officeooo:rsid="000e5195" officeooo:paragraph-rsid="000e5195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fo:font-weight="bold" officeooo:rsid="001b12a4" officeooo:paragraph-rsid="001b12a4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5195" officeooo:paragraph-rsid="000e5195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7a42" officeooo:paragraph-rsid="000e7a42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0ecb6c" officeooo:paragraph-rsid="000ecb6c"/>
    </style:style>
    <style:style style:name="P1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0a03b" officeooo:paragraph-rsid="0010a03b"/>
    </style:style>
    <style:style style:name="P1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3a65c" officeooo:paragraph-rsid="0013a65c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3fcb5" officeooo:paragraph-rsid="0013fcb5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46aa6" officeooo:paragraph-rsid="00146aa6"/>
    </style:style>
    <style:style style:name="P1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b12a4" officeooo:paragraph-rsid="001b12a4"/>
    </style:style>
    <style:style style:name="P1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b12a4" officeooo:paragraph-rsid="001cadd4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2226f3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2effbd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33d1f4"/>
    </style:style>
    <style:style style:name="P19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paragraph-rsid="0033d1f4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2226f3" officeooo:paragraph-rsid="002226f3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Arial1" fo:language="en" fo:country="US" officeooo:rsid="001cadd4" officeooo:paragraph-rsid="001cadd4"/>
    </style:style>
    <style:style style:name="P22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officeooo:paragraph-rsid="001b12a4"/>
    </style:style>
    <style:style style:name="P23" style:family="paragraph" style:parent-style-name="Standard" style:list-style-name="L5">
      <style:paragraph-properties fo:margin-top="0cm" fo:margin-bottom="0cm" style:contextual-spacing="false" fo:line-height="115%" fo:text-align="justify" style:justify-single-word="false"/>
      <style:text-properties officeooo:paragraph-rsid="001cadd4"/>
    </style:style>
    <style:style style:name="P24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560adc"/>
    </style:style>
    <style:style style:name="P25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/>
      <style:text-properties officeooo:paragraph-rsid="00472425"/>
    </style:style>
    <style:style style:name="P26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paragraph-rsid="0058f766"/>
    </style:style>
    <style:style style:name="P27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  <style:text-properties officeooo:paragraph-rsid="0058f766"/>
    </style:style>
    <style:style style:name="P28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officeooo:paragraph-rsid="002759f1"/>
    </style:style>
    <style:style style:name="P29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officeooo:paragraph-rsid="0038f4d9"/>
    </style:style>
    <style:style style:name="P30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fo:font-weight="bold" officeooo:rsid="0038f4d9" officeooo:paragraph-rsid="0038f4d9" style:font-weight-asian="bold" style:font-weight-complex="bold"/>
    </style:style>
    <style:style style:name="P31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officeooo:rsid="0038f4d9" officeooo:paragraph-rsid="0038f4d9"/>
    </style:style>
    <style:style style:name="P3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style:text-underline-style="none" officeooo:rsid="003c78bc" officeooo:paragraph-rsid="003c78bc"/>
    </style:style>
    <style:style style:name="P33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fo:language="en" fo:country="US" style:text-underline-style="none" officeooo:rsid="0043b930" officeooo:paragraph-rsid="0043b930"/>
    </style:style>
    <style:style style:name="P34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paragraph-rsid="0043b930"/>
    </style:style>
    <style:style style:name="P35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paragraph-rsid="00464f1d"/>
    </style:style>
    <style:style style:name="P36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64f1d" officeooo:paragraph-rsid="00464f1d"/>
    </style:style>
    <style:style style:name="P37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72425" officeooo:paragraph-rsid="00472425"/>
    </style:style>
    <style:style style:name="P38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542280" officeooo:paragraph-rsid="00542280"/>
    </style:style>
    <style:style style:name="P39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d8cb1" officeooo:paragraph-rsid="004d8cb1"/>
    </style:style>
    <style:style style:name="P40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e711a" officeooo:paragraph-rsid="004e711a"/>
    </style:style>
    <style:style style:name="P41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e96c0" officeooo:paragraph-rsid="004e96c0"/>
    </style:style>
    <style:style style:name="P4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52fb49" officeooo:paragraph-rsid="0052fb49"/>
    </style:style>
    <style:style style:name="P43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style:font-name="Arial1" officeooo:rsid="004fe638" officeooo:paragraph-rsid="004fe638"/>
    </style:style>
    <style:style style:name="P44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3c78bc" officeooo:paragraph-rsid="003c78bc" loext:padding="0cm" loext:border="none"/>
    </style:style>
    <style:style style:name="P45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64f1d" officeooo:paragraph-rsid="00464f1d" loext:padding="0cm" loext:border="none"/>
    </style:style>
    <style:style style:name="P46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72425" officeooo:paragraph-rsid="00472425" loext:padding="0cm" loext:border="none"/>
    </style:style>
    <style:style style:name="P47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42280" officeooo:paragraph-rsid="00542280" loext:padding="0cm" loext:border="none"/>
    </style:style>
    <style:style style:name="P48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d8cb1" officeooo:paragraph-rsid="004d8cb1" loext:padding="0cm" loext:border="none"/>
    </style:style>
    <style:style style:name="P49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e711a" officeooo:paragraph-rsid="004e711a" loext:padding="0cm" loext:border="none"/>
    </style:style>
    <style:style style:name="P50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e96c0" officeooo:paragraph-rsid="004e96c0" loext:padding="0cm" loext:border="none"/>
    </style:style>
    <style:style style:name="P51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font-name="Arial1" fo:font-size="12pt" fo:letter-spacing="normal" fo:language="en" fo:country="US" fo:font-style="normal" style:text-underline-style="none" fo:font-weight="bold" officeooo:rsid="0043b930" officeooo:paragraph-rsid="0043b930" style:font-weight-asian="bold" style:font-weight-complex="bold" loext:padding="0cm" loext:border="none"/>
    </style:style>
    <style:style style:name="P52" style:family="paragraph" style:parent-style-name="Text_20_body">
      <style:paragraph-properties fo:margin-left="0cm" fo:margin-top="0cm" fo:margin-bottom="0cm" style:contextual-spacing="false" fo:line-height="115%" fo:text-align="justify" style:justify-single-word="false" fo:text-indent="0cm" style:auto-text-indent="false"/>
      <style:text-properties officeooo:rsid="00579678" officeooo:paragraph-rsid="00579678"/>
    </style:style>
    <style:style style:name="P5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rsid="00579678" officeooo:paragraph-rsid="00579678"/>
    </style:style>
    <style:style style:name="P54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/>
      <style:text-properties officeooo:rsid="00579678" officeooo:paragraph-rsid="00579678"/>
    </style:style>
    <style:style style:name="P55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rsid="005a4413" officeooo:paragraph-rsid="005a4413"/>
    </style:style>
    <style:style style:name="P56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5a4413" style:font-style-asian="normal" style:font-style-complex="normal"/>
    </style:style>
    <style:style style:name="P57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5b96f0" style:font-style-asian="normal" style:font-style-complex="normal"/>
    </style:style>
    <style:style style:name="P58" style:family="paragraph" style:parent-style-name="Text_20_body" style:list-style-name="L8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5b96f0" style:font-style-asian="normal" style:font-style-complex="normal"/>
    </style:style>
    <style:style style:name="P59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5eff80" style:font-style-asian="normal" style:font-style-complex="normal"/>
    </style:style>
    <style:style style:name="P60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61ee2d" style:font-style-asian="normal" style:font-style-complex="normal"/>
    </style:style>
    <style:style style:name="P61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656ecb" style:font-style-asian="normal" style:font-style-complex="normal"/>
    </style:style>
    <style:style style:name="P62" style:family="paragraph" style:parent-style-name="Text_20_body" style:list-style-name="L9">
      <style:paragraph-properties fo:margin-top="0cm" fo:margin-bottom="0cm" style:contextual-spacing="false" fo:line-height="115%" fo:text-align="justify" style:justify-single-word="false"/>
      <style:text-properties fo:font-style="normal" officeooo:rsid="005b96f0" officeooo:paragraph-rsid="00656ecb" style:font-style-asian="normal" style:font-style-complex="normal"/>
    </style:style>
    <style:style style:name="T1" style:family="text">
      <style:text-properties officeooo:rsid="001cad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add4" style:font-style-asian="italic" style:font-style-complex="italic"/>
    </style:style>
    <style:style style:name="T4" style:family="text">
      <style:text-properties fo:font-style="italic" officeooo:rsid="002effb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add4" style:font-style-asian="normal" style:font-style-complex="normal"/>
    </style:style>
    <style:style style:name="T7" style:family="text">
      <style:text-properties fo:font-style="normal" officeooo:rsid="002a6077" style:font-style-asian="normal" style:font-style-complex="normal"/>
    </style:style>
    <style:style style:name="T8" style:family="text">
      <style:text-properties fo:font-style="normal" officeooo:rsid="002c0b66" style:font-style-asian="normal" style:font-style-complex="normal"/>
    </style:style>
    <style:style style:name="T9" style:family="text">
      <style:text-properties fo:font-style="normal" officeooo:rsid="00270c7d" style:font-style-asian="normal" style:font-style-complex="normal"/>
    </style:style>
    <style:style style:name="T10" style:family="text">
      <style:text-properties fo:font-style="normal" officeooo:rsid="002759f1" style:font-style-asian="normal" style:font-style-complex="normal"/>
    </style:style>
    <style:style style:name="T11" style:family="text">
      <style:text-properties fo:font-style="normal" officeooo:rsid="002effbd" style:font-style-asian="normal" style:font-style-complex="normal"/>
    </style:style>
    <style:style style:name="T12" style:family="text">
      <style:text-properties officeooo:rsid="002226f3"/>
    </style:style>
    <style:style style:name="T13" style:family="text">
      <style:text-properties officeooo:rsid="0025846d"/>
    </style:style>
    <style:style style:name="T14" style:family="text">
      <style:text-properties officeooo:rsid="002759f1"/>
    </style:style>
    <style:style style:name="T15" style:family="text">
      <style:text-properties officeooo:rsid="002d9b01"/>
    </style:style>
    <style:style style:name="T16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fo:font-size="12pt" fo:letter-spacing="normal" fo:font-style="normal" fo:font-weight="normal" officeooo:rsid="002effb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5d2480" loext:padding="0cm" loext:border="none"/>
    </style:style>
    <style:style style:name="T19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5eff80" loext:padding="0cm" loext:border="none"/>
    </style:style>
    <style:style style:name="T20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5fb641" loext:padding="0cm" loext:border="none"/>
    </style:style>
    <style:style style:name="T21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615d2a" loext:padding="0cm" loext:border="none"/>
    </style:style>
    <style:style style:name="T22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61ee2d" loext:padding="0cm" loext:border="none"/>
    </style:style>
    <style:style style:name="T23" style:family="text">
      <style:text-properties fo:font-variant="normal" fo:text-transform="none" fo:color="#271a38" loext:opacity="100%" style:font-name="Inter" fo:font-size="12pt" fo:letter-spacing="normal" fo:language="en" fo:country="US" style:text-underline-style="none" fo:font-weight="normal" officeooo:rsid="00656ecb" loext:padding="0cm" loext:border="none"/>
    </style:style>
    <style:style style:name="T24" style:family="text">
      <style:text-properties fo:font-variant="normal" fo:text-transform="none" fo:color="#271a38" loext:opacity="100%" style:font-name="Inter" fo:font-size="12pt" fo:letter-spacing="normal" fo:language="en" fo:country="US" fo:font-style="italic" style:text-underline-style="none" fo:font-weight="normal" officeooo:rsid="005d2480" style:font-style-asian="italic" style:font-style-complex="italic" loext:padding="0cm" loext:border="none"/>
    </style:style>
    <style:style style:name="T25" style:family="text">
      <style:text-properties fo:font-variant="normal" fo:text-transform="none" fo:color="#271a38" loext:opacity="100%" style:font-name="Inter" fo:font-size="12pt" fo:letter-spacing="normal" fo:language="en" fo:country="US" fo:font-style="italic" style:text-underline-style="none" fo:font-weight="normal" officeooo:rsid="005eff80" style:font-style-asian="italic" style:font-style-complex="italic" loext:padding="0cm" loext:border="none"/>
    </style:style>
    <style:style style:name="T26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43b930" loext:padding="0cm" loext:border="none"/>
    </style:style>
    <style:style style:name="T27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464f1d" loext:padding="0cm" loext:border="none"/>
    </style:style>
    <style:style style:name="T28" style:family="text">
      <style:text-properties fo:font-variant="normal" fo:text-transform="none" fo:font-size="12pt" fo:letter-spacing="normal" fo:language="en" fo:country="US" fo:font-style="normal" style:text-underline-style="none" fo:font-weight="normal" loext:padding="0cm" loext:border="none"/>
    </style:style>
    <style:style style:name="T29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4d8cb1" loext:padding="0cm" loext:border="none"/>
    </style:style>
    <style:style style:name="T30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52fb49" loext:padding="0cm" loext:border="none"/>
    </style:style>
    <style:style style:name="T31" style:family="text">
      <style:text-properties fo:font-variant="normal" fo:text-transform="none" fo:font-size="12pt" fo:letter-spacing="normal" fo:language="en" fo:country="US" fo:font-style="normal" style:text-underline-style="none" fo:font-weight="normal" officeooo:rsid="0051787b" loext:padding="0cm" loext:border="none"/>
    </style:style>
    <style:style style:name="T32" style:family="text">
      <style:text-properties fo:font-variant="normal" fo:text-transform="none" fo:font-size="12pt" fo:letter-spacing="normal" fo:language="en" fo:country="US" fo:font-style="normal" style:text-underline-style="none" fo:font-weight="normal" style:font-style-asian="normal" style:font-style-complex="normal" loext:padding="0cm" loext:border="none"/>
    </style:style>
    <style:style style:name="T33" style:family="text">
      <style:text-properties fo:font-variant="normal" fo:text-transform="none" fo:font-size="12pt" fo:letter-spacing="normal" fo:language="en" fo:country="US" fo:font-style="italic" style:text-underline-style="none" fo:font-weight="normal" officeooo:rsid="0043b930" style:font-style-asian="italic" style:font-style-complex="italic" loext:padding="0cm" loext:border="none"/>
    </style:style>
    <style:style style:name="T34" style:family="text">
      <style:text-properties fo:font-variant="normal" fo:text-transform="none" fo:font-size="12pt" fo:letter-spacing="normal" fo:language="en" fo:country="US" fo:font-style="italic" style:text-underline-style="none" fo:font-weight="normal" style:font-style-asian="italic" style:font-style-complex="italic" loext:padding="0cm" loext:border="none"/>
    </style:style>
    <style:style style:name="T35" style:family="text">
      <style:text-properties fo:font-variant="normal" fo:text-transform="none" fo:font-size="12pt" fo:letter-spacing="normal" fo:language="en" fo:country="US" fo:font-style="italic" style:text-underline-style="none" fo:font-weight="normal" officeooo:rsid="0052fb49" style:font-style-asian="italic" style:font-style-complex="italic" loext:padding="0cm" loext:border="none"/>
    </style:style>
    <style:style style:name="T36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38" style:family="text">
      <style:text-properties fo:font-variant="normal" fo:text-transform="none" style:font-name="Arial1" fo:font-size="12pt" fo:letter-spacing="normal" fo:language="en" fo:country="US" fo:font-style="normal" style:text-underline-style="solid" style:text-underline-width="auto" style:text-underline-color="font-color" fo:font-weight="normal" loext:padding="0cm" loext:border="none"/>
    </style:style>
    <style:style style:name="T39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1787b" loext:padding="0cm" loext:border="none"/>
    </style:style>
    <style:style style:name="T40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60adc" loext:padding="0cm" loext:border="none"/>
    </style:style>
    <style:style style:name="T41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loext:padding="0cm" loext:border="none"/>
    </style:style>
    <style:style style:name="T42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472425" loext:padding="0cm" loext:border="none"/>
    </style:style>
    <style:style style:name="T43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8e613" loext:padding="0cm" loext:border="none"/>
    </style:style>
    <style:style style:name="T44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d1230" loext:padding="0cm" loext:border="none"/>
    </style:style>
    <style:style style:name="T45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style:font-style-asian="normal" style:font-style-complex="normal" loext:padding="0cm" loext:border="none"/>
    </style:style>
    <style:style style:name="T46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5d1230" style:font-style-asian="normal" style:font-style-complex="normal" loext:padding="0cm" loext:border="none"/>
    </style:style>
    <style:style style:name="T47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officeooo:rsid="00560adc" style:font-style-asian="italic" style:font-style-complex="italic" loext:padding="0cm" loext:border="none"/>
    </style:style>
    <style:style style:name="T48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style:font-style-asian="italic" style:font-style-complex="italic" loext:padding="0cm" loext:border="none"/>
    </style:style>
    <style:style style:name="T49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officeooo:rsid="00472425" style:font-style-asian="italic" style:font-style-complex="italic" loext:padding="0cm" loext:border="none"/>
    </style:style>
    <style:style style:name="T50" style:family="text">
      <style:text-properties fo:font-variant="normal" fo:text-transform="none" style:font-name="Arial1" fo:font-size="12pt" fo:letter-spacing="normal" fo:language="en" fo:country="US" fo:font-style="italic" style:text-underline-style="none" fo:font-weight="normal" officeooo:rsid="005d1230" style:font-style-asian="italic" style:font-style-complex="italic" loext:padding="0cm" loext:border="none"/>
    </style:style>
    <style:style style:name="T51" style:family="text">
      <style:text-properties fo:font-variant="normal" fo:text-transform="none" style:font-name="Arial1" fo:font-size="12pt" fo:letter-spacing="normal" fo:language="en" fo:country="US" style:text-underline-style="none" fo:font-weight="normal" loext:padding="0cm" loext:border="none"/>
    </style:style>
    <style:style style:name="T52" style:family="text">
      <style:text-properties fo:font-variant="normal" fo:text-transform="none" style:font-name="Arial1" fo:font-size="12pt" fo:letter-spacing="normal" fo:language="en" fo:country="US" style:text-underline-style="none" fo:font-weight="normal" officeooo:rsid="005d2480" loext:padding="0cm" loext:border="none"/>
    </style:style>
    <style:style style:name="T53" style:family="text">
      <style:text-properties officeooo:rsid="003b0a42"/>
    </style:style>
    <style:style style:name="T54" style:family="text">
      <style:text-properties officeooo:rsid="005576b4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43b930"/>
    </style:style>
    <style:style style:name="T57" style:family="text">
      <style:text-properties style:font-name="Arial1" fo:language="en" fo:country="US" fo:font-weight="normal" style:font-weight-asian="normal" style:font-weight-complex="normal"/>
    </style:style>
    <style:style style:name="T58" style:family="text">
      <style:text-properties style:font-name="Arial1" fo:language="en" fo:country="US" fo:font-weight="normal" officeooo:rsid="001b12a4" style:font-weight-asian="normal" style:font-weight-complex="normal"/>
    </style:style>
    <style:style style:name="T59" style:family="text">
      <style:text-properties style:font-name="Arial1" fo:language="en" fo:country="US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font-name="Arial1" fo:language="en" fo:country="US" fo:font-style="italic" officeooo:rsid="001fb62f" style:font-style-asian="italic" style:font-style-complex="italic"/>
    </style:style>
    <style:style style:name="T61" style:family="text">
      <style:text-properties style:font-name="Arial1" fo:language="en" fo:country="US" fo:font-style="italic" officeooo:rsid="001cadd4" style:font-style-asian="italic" style:font-style-complex="italic"/>
    </style:style>
    <style:style style:name="T62" style:family="text">
      <style:text-properties style:font-name="Arial1" fo:language="en" fo:country="US" officeooo:rsid="0038f4d9"/>
    </style:style>
    <style:style style:name="T63" style:family="text">
      <style:text-properties style:font-name="Arial1" fo:language="en" fo:country="US" officeooo:rsid="001fb62f"/>
    </style:style>
    <style:style style:name="T64" style:family="text">
      <style:text-properties style:font-name="Arial1" fo:language="en" fo:country="US" officeooo:rsid="002226f3"/>
    </style:style>
    <style:style style:name="T65" style:family="text">
      <style:text-properties style:font-name="Arial1" fo:language="en" fo:country="US" officeooo:rsid="001cadd4"/>
    </style:style>
    <style:style style:name="T66" style:family="text">
      <style:text-properties style:font-style-asian="normal" style:font-style-complex="normal"/>
    </style:style>
    <style:style style:name="T67" style:family="text">
      <style:text-properties officeooo:rsid="0058e613"/>
    </style:style>
    <style:style style:name="T68" style:family="text">
      <style:text-properties officeooo:rsid="0058f76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rdware</text:p>
      <text:p text:style-name="P7"/>
      <text:p text:style-name="P8">SSD: solid state drive</text:p>
      <text:p text:style-name="P8">HDD: hard disk drive</text:p>
      <text:p text:style-name="P8"/>
      <text:p text:style-name="P8">RAM: random access memory</text:p>
      <text:p text:style-name="P8">ROM: read-only memory (actually not read only now)</text:p>
      <text:p text:style-name="P8"/>
      <text:p text:style-name="P9">AMD &gt;&gt; nvidia for Linux (nvidia makes their code impossible to reverse engineer for Linux programmers)</text:p>
      <text:p text:style-name="P9"/>
      <text:p text:style-name="P10"><text:span text:style-name="T2">Server</text:span> is like a computer but has much more RAM and ROM in order to be able to reply to many <text:span text:style-name="T2">requests</text:span> and hold a lot of information in memory. </text:p>
      <text:p text:style-name="P10"/>
      <text:p text:style-name="P11"><text:span text:style-name="T2">VPS</text:span> (virtual private server): to outsource tasks on a machine with chosen specs. </text:p>
      <text:p text:style-name="P11"/>
      <text:p text:style-name="P12">Clouds: aws (amazon), gcp (google), azure (microsoft)</text:p>
      <text:p text:style-name="P12"/>
      <text:p text:style-name="P13"><text:span text:style-name="T2">Web server</text:span>: apache, nginx</text:p>
      <text:p text:style-name="P13"/>
      <text:p text:style-name="P13"/>
      <text:p text:style-name="P6">Data units</text:p>
      <text:p text:style-name="P14"/>
      <text:p text:style-name="P15"><text:span text:style-name="T2">bit</text:span><text:span text:style-name="T5"> </text:span><text:span text:style-name="T6">is </text:span><text:span text:style-name="T3">binary</text:span>: 0 or 1 <text:span text:style-name="T1">(A) </text:span></text:p>
      <text:p text:style-name="P14"/>
      <text:p text:style-name="P15"><text:span text:style-name="T2">byte</text:span>: 8 bits <text:span text:style-name="T1">(A, B, C, D, E, F, G, H)</text:span></text:p>
      <text:p text:style-name="P15"/>
      <text:p text:style-name="P1"><text:span text:style-name="T58">A </text:span><text:span text:style-name="Strong_20_Emphasis"><text:span text:style-name="T58">byte</text:span></text:span><text:span text:style-name="T58"> is generally 8 bits today, but historically it could vary. </text:span></text:p>
      <text:p text:style-name="P1"><text:span text:style-name="T57">An </text:span><text:span text:style-name="Strong_20_Emphasis"><text:span text:style-name="T59">octet</text:span></text:span><text:span text:style-name="T57"> is explicitly 8 bits, without any historical or contextual ambiguity. </text:span></text:p>
      <text:p text:style-name="P14"/>
      <text:p text:style-name="P14">0000 0000 = 0 ; 0000 0001 = 1 ; 0000 0010 = 2 ; 0000 0011 = 3 ; … ; 1111 1111 = 255</text:p>
      <text:list text:style-name="L4">
        <text:list-item>
          <text:p text:style-name="P22"><text:span text:style-name="T60">256 </text:span><text:span text:style-name="T63">combinations </text:span><text:span text:style-name="T64">(2^8)</text:span></text:p>
        </text:list-item>
      </text:list>
      <text:p text:style-name="P14"/>
      <text:p text:style-name="P16"><text:span text:style-name="T12">With 2 bytes, you have </text:span>65 536 <text:span text:style-name="T12">combinations (2^16 – 16 bits)</text:span></text:p>
      <text:p text:style-name="P20"/>
      <text:p text:style-name="P21">(An <text:span text:style-name="T2">IP address </text:span>is composed of 4 bytes)</text:p>
      <text:p text:style-name="P21"/>
      <text:p text:style-name="P21">HGFE DCBA : A x 1 + B x 2 + C x 4 + D x 8 + E x 16 + F x 32 + G x 64 + H x 128</text:p>
      <text:list text:style-name="L5">
        <text:list-item>
          <text:p text:style-name="P23"><text:span text:style-name="T65">it follows a </text:span><text:span text:style-name="T61">base 2</text:span></text:p>
        </text:list-item>
      </text:list>
      <text:p text:style-name="P21"><text:span text:style-name="T5"/></text:p>
      <text:p text:style-name="P17"><text:span text:style-name="T11">For letters, </text:span><text:span text:style-name="T4">ASCII</text:span><text:span text:style-name="T11"> (</text:span><text:span text:style-name="T16">American Standard Code for Information Interchange</text:span><text:span text:style-name="T17">) </text:span><text:span text:style-name="T11">is the most common</text:span></text:p>
      <text:p text:style-name="P2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cimal (base 10) / <text:span text:style-name="T13">letter</text:span></text:p>
          </table:table-cell>
          <table:table-cell table:style-name="Table1.B1" office:value-type="string">
            <text:p text:style-name="P3">Binary (base 2) / <text:span text:style-name="T9">ASCII</text:span>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0000 0010</text:p>
          </table:table-cell>
        </table:table-row>
        <text:soft-page-break/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0000 1010</text:p>
          </table:table-cell>
        </table:table-row>
        <table:table-row>
          <table:table-cell table:style-name="Table1.A2" office:value-type="string">
            <text:p text:style-name="P4">e</text:p>
          </table:table-cell>
          <table:table-cell table:style-name="Table1.B2" office:value-type="string">
            <text:p text:style-name="P28">0110 0101<text:span text:style-name="T15">*</text:span></text:p>
          </table:table-cell>
        </table:table-row>
      </table:table>
      <text:p text:style-name="P21"><text:span text:style-name="T2"/></text:p>
      <text:p text:style-name="P18"><text:span text:style-name="T10">* </text:span><text:span text:style-name="T7">to convert in ASCII, </text:span><text:span text:style-name="T10">we start with 101 </text:span><text:span text:style-name="T8">(e – 5 = 2^2 + 2^0)</text:span><text:span text:style-name="T10">, then do the following operations:</text:span></text:p>
      <text:list text:style-name="L1">
        <text:list-item>
          <text:p text:style-name="P19"><text:span text:style-name="T6">101%2 </text:span><text:span text:style-name="T10">=</text:span><text:span text:style-name="T6"> 1</text:span></text:p>
        </text:list-item>
        <text:list-item>
          <text:p text:style-name="P19">50%2 <text:span text:style-name="T14">= </text:span>0</text:p>
        </text:list-item>
        <text:list-item>
          <text:p text:style-name="P19">25%2 <text:span text:style-name="T14">= </text:span>1</text:p>
        </text:list-item>
        <text:list-item>
          <text:p text:style-name="P19">12%2 <text:span text:style-name="T14">= </text:span>0</text:p>
        </text:list-item>
        <text:list-item>
          <text:p text:style-name="P19">6%2 <text:span text:style-name="T14">= </text:span>0</text:p>
        </text:list-item>
        <text:list-item>
          <text:p text:style-name="P19">3%2 <text:span text:style-name="T14">= </text:span>1</text:p>
        </text:list-item>
        <text:list-item>
          <text:p text:style-name="P19">1%2 <text:span text:style-name="T14">= </text:span>1</text:p>
        </text:list-item>
      </text:list>
      <text:p text:style-name="P28"><text:span text:style-name="T14">Remainders in reverse order → </text:span>0110 0101</text:p>
      <text:p text:style-name="P28"/>
      <text:p text:style-name="P28"/>
      <text:p text:style-name="P30">GitHub</text:p>
      <text:p text:style-name="P31"/>
      <text:p text:style-name="P31"><text:span text:style-name="T2">Markdown</text:span>: language used t<text:span text:style-name="T53">o </text:span>layout a page</text:p>
      <text:p text:style-name="P2"><text:span text:style-name="T62">→ </text:span><text:a xlink:type="simple" xlink:href="https://www.markdownguide.org/basic-syntax/" text:style-name="Internet_20_link" text:visited-style-name="Visited_20_Internet_20_Link"><text:span text:style-name="T38">https://www.markdownguide.org/basic-syntax/</text:span></text:a><text:span text:style-name="T38"> </text:span></text:p>
      <text:p text:style-name="P29"><text:span text:style-name="T36"/></text:p>
      <text:p text:style-name="P44"><text:span text:style-name="T2">OpenSource</text:span>: anyone can access the code and edit it for free </text:p>
      <text:p text:style-name="P32"><text:span text:style-name="T37"/></text:p>
      <text:p text:style-name="P32"><text:span text:style-name="T37"/></text:p>
      <text:p text:style-name="P51"><text:span text:style-name="T54">Linux</text:span></text:p>
      <text:p text:style-name="P33"><text:span text:style-name="T37"/></text:p>
      <text:p text:style-name="P34"><text:span text:style-name="T33">kernel</text:span><text:span text:style-name="T26">:</text:span><text:span text:style-name="T55"> program at the core of </text:span><text:span text:style-name="T56">operating system, </text:span><text:span text:style-name="T55">generally </text:span><text:span text:style-name="T56">with </text:span><text:span text:style-name="T55">complete control over everything in the system</text:span></text:p>
      <text:p text:style-name="P34"><text:span text:style-name="T33">shell</text:span><text:span text:style-name="T26">: program that allows the user to communicate with the kernel</text:span></text:p>
      <text:p text:style-name="P34"><text:span text:style-name="T26"/></text:p>
      <text:p text:style-name="P35"><text:span text:style-name="T27">On the shell: </text:span><text:span text:style-name="T26">u</text:span><text:span text:style-name="T27">ser@hotname:~$</text:span></text:p>
      <text:p text:style-name="P36"><text:span text:style-name="T28">‘~’:in the personal </text:span><text:span text:style-name="T29">directory</text:span></text:p>
      <text:p text:style-name="P45">‘$’: not a privileged user -- # would mean ‘root account’</text:p>
      <text:p text:style-name="P36"><text:span text:style-name="T28"/></text:p>
      <text:p text:style-name="P46">Writing a command: <text:span text:style-name="T67">cmd</text:span> -<text:span text:style-name="T67">o</text:span> <text:span text:style-name="T67">arg</text:span></text:p>
      <text:list text:style-name="L3">
        <text:list-item>
          <text:p text:style-name="P25"><text:span text:style-name="T42">The shell will execute the </text:span><text:span text:style-name="T49">command</text:span><text:span text:style-name="T42"> ‘</text:span><text:span text:style-name="T43">cmd</text:span><text:span text:style-name="T42">’ with the </text:span><text:span text:style-name="T49">option</text:span><text:span text:style-name="T42"> ‘</text:span><text:span text:style-name="T43">o</text:span><text:span text:style-name="T42">’ on the </text:span><text:span text:style-name="T49">argument</text:span><text:span text:style-name="T42"> ‘</text:span><text:span text:style-name="T43">arg</text:span><text:span text:style-name="T42">’</text:span></text:p>
        </text:list-item>
      </text:list>
      <text:p text:style-name="P37"><text:span text:style-name="T28"/></text:p>
      <text:p text:style-name="P47">$PS1 variable defines <text:span text:style-name="T2">prompt</text:span> when waiting for user input</text:p>
      <text:p text:style-name="P38"><text:span text:style-name="T28"/></text:p>
      <text:p text:style-name="P48">$PATH variable lists all directories containing <text:span text:style-name="T2">external</text:span> commands (<text:span text:style-name="T2">not built in</text:span> the shell)</text:p>
      <text:p text:style-name="P39"><text:span text:style-name="T28"/></text:p>
      <text:p text:style-name="P49">If a command is in a /directory that is not included in the variable $PATH, run the following command <text:span text:style-name="T68">to not have to call the specific directory on each use of the command</text:span>:</text:p>
      <text:p text:style-name="P49"><text:tab/>export PATH=$PATH:/directory</text:p>
      <text:p text:style-name="P40"><text:span text:style-name="T28"/></text:p>
      <text:p text:style-name="P41"><text:span text:style-name="T28">Help with internal </text:span><text:span text:style-name="T30">command</text:span><text:span text:style-name="T28">: help </text:span><text:span text:style-name="T30">cmd</text:span></text:p>
      <text:p text:style-name="P50"><text:soft-page-break/>Help with external command: cmd --help</text:p>
      <text:p text:style-name="P41"><text:span text:style-name="T28"/></text:p>
      <text:p text:style-name="P42"><text:span text:style-name="T28">For both, </text:span><text:span text:style-name="T32">man</text:span><text:span text:style-name="T28"> cmd will give more details</text:span></text:p>
      <text:p text:style-name="P43"><text:span text:style-name="T31"/></text:p>
      <text:p text:style-name="P26"><text:span text:style-name="T39">L</text:span><text:span text:style-name="T40">inux directory structure: </text:span><text:span text:style-name="T47">FHS </text:span><text:span text:style-name="T40">– Filesystem Hierarchy Standard</text:span></text:p>
      <text:list text:style-name="L7">
        <text:list-item>
          <text:p text:style-name="P27"><text:span text:style-name="T40">administration (know which type of files should be where)</text:span></text:p>
        </text:list-item>
        <text:list-item>
          <text:p text:style-name="P27"><text:span text:style-name="T40">development (knows which files should go where when deploying and configuring programs)</text:span></text:p>
        </text:list-item>
      </text:list>
      <text:p text:style-name="P24"><text:span text:style-name="T40"/></text:p>
      <text:p text:style-name="P52"><text:span text:style-name="T40">T</text:span><text:span text:style-name="T41">ypes of directories:</text:span></text:p>
      <text:list text:style-name="L2">
        <text:list-item>
          <text:p text:style-name="P54"><text:span text:style-name="T47">s</text:span><text:span text:style-name="T48">hareable</text:span><text:span text:style-name="T41"> &gt;&lt; </text:span><text:span text:style-name="T48">unshareable</text:span><text:span text:style-name="T41">: can(‘t)/should(n’t) be shared</text:span></text:p>
        </text:list-item>
        <text:list-item>
          <text:p text:style-name="P54"><text:span text:style-name="T48">variable</text:span><text:span text:style-name="T41"> &gt;&lt; </text:span><text:span text:style-name="T48">static</text:span><text:span text:style-name="T41">: can(‘t) be changed without privileged</text:span></text:p>
        </text:list-item>
      </text:list>
      <text:p text:style-name="P53"><text:span text:style-name="T41"/></text:p>
      <text:p text:style-name="P55"><text:span text:style-name="T41">The </text:span><text:span text:style-name="T48">root</text:span><text:span text:style-name="T41"> of the system is ‘/’, </text:span><text:span text:style-name="T44">calling a directory starting with the root / is called </text:span><text:span text:style-name="T50">absolute</text:span></text:p>
      <text:p text:style-name="P55"><text:span text:style-name="T41">Each directory has 2 special files named ‘.’ (for itself) and ‘..’ for its </text:span><text:span text:style-name="T48">parent file</text:span><text:span text:style-name="T45">, </text:span><text:span text:style-name="T46">calling a directory relatively to its parent/itself is called </text:span><text:span text:style-name="T50">relative</text:span></text:p>
      <text:p text:style-name="P56"><text:span text:style-name="T51"/></text:p>
      <text:p text:style-name="P57"><text:span text:style-name="T51">Mandatory files under root in FSH </text:span><text:a xlink:type="simple" xlink:href="https://course.oc-static.com/courses/7274161/Liste+minimale+des+éléments+sous+la+racine+%3A.pdf.pdf" text:style-name="Internet_20_link" text:visited-style-name="Visited_20_Internet_20_Link">list</text:a></text:p>
      <text:list text:style-name="L8">
        <text:list-item>
          <text:p text:style-name="P58"><text:span text:style-name="T51">/bin: critical commands for proper functioning of system</text:span></text:p>
        </text:list-item>
        <text:list-item>
          <text:p text:style-name="P58"><text:span text:style-name="T51">/sbin: commands intended only for administrator for system management</text:span></text:p>
        </text:list-item>
        <text:list-item>
          <text:p text:style-name="P58"><text:span text:style-name="T51">/usr/bin: commands intended for all users of the system, privileged or not.</text:span></text:p>
        </text:list-item>
        <text:list-item>
          <text:p text:style-name="P58"><text:span text:style-name="T51">/usr/sbin: commands for administrator, not critical for the proper functioning of system</text:span></text:p>
        </text:list-item>
      </text:list>
      <text:p text:style-name="P57"><text:span text:style-name="T51"/></text:p>
      <text:p text:style-name="P57"><text:span text:style-name="T51">/</text:span><text:span text:style-name="T52">proc contains all processes data, /sys kernel data</text:span></text:p>
      <text:p text:style-name="P57"><text:span text:style-name="T52"/></text:p>
      <text:p text:style-name="P57"><text:span text:style-name="Strong_20_Emphasis"><text:span text:style-name="T24">DAC</text:span></text:span><text:span text:style-name="Strong_20_Emphasis"><text:span text:style-name="T18"> – Discretionary Access Control</text:span></text:span></text:p>
      <text:p text:style-name="P59"><text:span text:style-name="Strong_20_Emphasis"><text:span text:style-name="T19">Files, directories, processes, … are owned by </text:span></text:span><text:span text:style-name="Strong_20_Emphasis"><text:span text:style-name="T25">proprietary account</text:span></text:span><text:span text:style-name="Strong_20_Emphasis"><text:span text:style-name="T19"> and </text:span></text:span><text:span text:style-name="Strong_20_Emphasis"><text:span text:style-name="T25">proprietary group</text:span></text:span></text:p>
      <text:p text:style-name="P59"><text:span text:style-name="Strong_20_Emphasis"><text:span text:style-name="T19">Rights are defined for proprietary account of the object, proprietary group </text:span></text:span><text:span text:style-name="Strong_20_Emphasis"><text:span text:style-name="T20">and others</text:span></text:span></text:p>
      <text:p text:style-name="P59"><text:span text:style-name="Strong_20_Emphasis"><text:span text:style-name="T20"/></text:span></text:p>
      <text:p text:style-name="P59"><text:span text:style-name="Strong_20_Emphasis"><text:span text:style-name="T21">This way of managing rights comes from </text:span></text:span><text:a xlink:type="simple" xlink:href="https://web.archive.org/web/20060527214348/http://www.radium.ncsc.mil/tpep/library/rainbow/5200.28-STD.html" text:style-name="Internet_20_link" text:visited-style-name="Visited_20_Internet_20_Link"><text:span text:style-name="Strong_20_Emphasis">Trusted Computer System Evaluation Criteria </text:span></text:a><text:span text:style-name="Strong_20_Emphasis"><text:span text:style-name="T20">(orange book)</text:span></text:span></text:p>
      <text:p text:style-name="P59"><text:span text:style-name="Strong_20_Emphasis"><text:span text:style-name="T20"/></text:span></text:p>
      <text:p text:style-name="P60"><text:span text:style-name="Strong_20_Emphasis"><text:span text:style-name="T22">Rights are encoded in 3 bits: 2° read (r), 1° write (w), 0° execute (x); each for user (u), group (g) and others (o) so 9 bits</text:span></text:span></text:p>
      <text:p text:style-name="P60"><text:span text:style-name="Strong_20_Emphasis"><text:span text:style-name="T22"/></text:span></text:p>
      <text:p text:style-name="P61"><text:span text:style-name="Strong_20_Emphasis"><text:span text:style-name="T23">To modify rights: chmod u+rwx file #giving user ‘u’ rights to read, write and execute ‘file’</text:span></text:span></text:p>
      <text:p text:style-name="P61"><text:span text:style-name="Strong_20_Emphasis"><text:span text:style-name="T23">rwx can be represented with binary system: r = 4, w = 2, x = 1</text:span></text:span></text:p>
      <text:list text:style-name="L9">
        <text:list-item>
          <text:p text:style-name="P62"><text:span text:style-name="Strong_20_Emphasis"><text:span text:style-name="T23">giving rwx rights to user, group and others on file: chmod 777 file</text:span></text:span></text:p>
        </text:list-item>
      </text:list>
      <text:p text:style-name="P61"><text:span text:style-name="Strong_20_Emphasis"><text:span text:style-name="T23"/></text:span></text:p>
      <text:p text:style-name="P61"><text:span text:style-name="Strong_20_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3:57:10.755000000</meta:creation-date>
    <dc:date>2024-08-16T10:45:59.612000000</dc:date>
    <meta:editing-duration>PT7H18M12S</meta:editing-duration>
    <meta:editing-cycles>59</meta:editing-cycles>
    <meta:generator>LibreOffice/24.2.5.2$Windows_X86_64 LibreOffice_project/bffef4ea93e59bebbeaf7f431bb02b1a39ee8a59</meta:generator>
    <meta:document-statistic meta:table-count="1" meta:image-count="0" meta:object-count="0" meta:page-count="3" meta:paragraph-count="80" meta:word-count="749" meta:character-count="4062" meta:non-whitespace-character-count="3401"/>
  </office:meta>
</office:document-meta>
</file>